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Andale Mono', 'Ubuntu Mono',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style:font-face style:name="sans-serif" svg:font-family="sans-serif"/>
  </office:font-face-decls>
  <office:automatic-styles>
    <style:style style:name="P1" style:family="paragraph" style:parent-style-name="Preformatted_20_Text">
      <loext:graphic-properties draw:fill="none" draw:fill-color="#ffffff"/>
      <style:paragraph-properties fo:background-color="transparent"/>
    </style:style>
    <style:style style:name="P2" style:family="paragraph" style:parent-style-name="Preformatted_20_Text">
      <loext:graphic-properties draw:fill="none" draw:fill-color="#ffffff"/>
      <style:paragraph-properties fo:margin-top="0in" fo:margin-bottom="0.1965in" style:contextual-spacing="false" fo:background-color="transparent"/>
    </style:style>
    <style:style style:name="P3" style:family="paragraph" style:parent-style-name="Preformatted_20_Text">
      <style:text-properties fo:font-size="28pt" fo:font-weight="bold" style:font-size-asian="28pt" style:font-weight-asian="bold" style:font-size-complex="28pt" style:font-weight-complex="bold"/>
    </style:style>
    <style:style style:name="P4" style:family="paragraph" style:parent-style-name="Standard">
      <style:text-properties fo:font-size="28pt" fo:font-weight="bold" style:font-size-asian="28pt" style:font-weight-asian="bold" style:font-size-complex="28pt" style:font-weight-complex="bold"/>
    </style:style>
    <style:style style:name="P5" style:family="paragraph" style:parent-style-name="Preformatted_20_Text">
      <loext:graphic-properties draw:fill="solid" draw:fill-color="#202327" draw:opacity="100%"/>
      <style:paragraph-properties fo:margin-top="0in" fo:margin-bottom="0in" style:contextual-spacing="false" fo:line-height="150%" fo:text-align="start" style:justify-single-word="false" fo:background-color="#202327" fo:padding="0in" fo:border="none"/>
    </style:style>
    <style:style style:name="P6" style:family="paragraph" style:parent-style-name="Standard">
      <style:paragraph-properties style:writing-mode="lr-tb"/>
      <style:text-properties fo:color="#000000" loext:opacity="100%" style:font-name="sans-serif" fo:background-color="transparent"/>
    </style:style>
    <style:style style:name="P7" style:family="paragraph" style:parent-style-name="Text_20_body">
      <style:paragraph-properties style:writing-mode="lr-tb"/>
      <style:text-properties fo:color="#000000" loext:opacity="100%" style:font-name="sans-serif" fo:background-color="transparent"/>
    </style:style>
    <style:style style:name="P8" style:family="paragraph" style:parent-style-name="Standard">
      <style:paragraph-properties fo:margin-top="0in" fo:margin-bottom="0.1965in" style:contextual-spacing="false" style:writing-mode="lr-tb"/>
      <style:text-properties fo:color="#000000" loext:opacity="100%" style:font-name="sans-serif" fo:background-color="transparent"/>
    </style:style>
    <style:style style:name="P9" style:family="paragraph" style:parent-style-name="Text_20_body">
      <style:paragraph-properties fo:margin-top="0in" fo:margin-bottom="0in" style:contextual-spacing="false" style:writing-mode="lr-tb"/>
      <style:text-properties fo:color="#000000" loext:opacity="100%" style:font-name="sans-serif" fo:background-color="transparent"/>
    </style:style>
    <style:style style:name="P10" style:family="paragraph" style:parent-style-name="Standard">
      <style:text-properties fo:color="#000000" loext:opacity="100%" style:font-name="sans-serif" fo:font-size="28pt" fo:font-weight="bold" fo:background-color="transparent" style:font-size-asian="28pt" style:font-weight-asian="bold" style:font-size-complex="28pt" style:font-weight-complex="bold"/>
    </style:style>
    <style:style style:name="P11" style:family="paragraph" style:parent-style-name="Standard">
      <style:text-properties officeooo:paragraph-rsid="0022162e"/>
    </style:style>
    <style:style style:name="P12" style:family="paragraph" style:parent-style-name="Standard">
      <style:text-properties fo:font-size="28pt" fo:font-weight="bold" officeooo:rsid="0022162e" officeooo:paragraph-rsid="0022162e" style:font-size-asian="28pt" style:font-weight-asian="bold" style:font-size-complex="28pt" style:font-weight-complex="bold"/>
    </style:style>
    <style:style style:name="P13" style:family="paragraph" style:parent-style-name="Standard">
      <style:paragraph-properties style:writing-mode="lr-tb"/>
      <style:text-properties fo:font-size="12pt" fo:font-weight="bold" officeooo:rsid="0022162e" style:font-size-asian="10.5pt" style:font-weight-asian="bold" style:font-size-complex="12pt" style:font-weight-complex="bold"/>
    </style:style>
    <style:style style:name="P14" style:family="paragraph" style:parent-style-name="Standard">
      <style:paragraph-properties style:writing-mode="lr-tb"/>
    </style:style>
    <style:style style:name="P15" style:family="paragraph" style:parent-style-name="Standard">
      <style:paragraph-properties fo:margin-top="0in" fo:margin-bottom="0.1965in" style:contextual-spacing="false" style:writing-mode="lr-tb"/>
      <style:text-properties fo:color="#000000" loext:opacity="100%" style:font-name="sans-serif" fo:background-color="transparent"/>
    </style:style>
    <style:style style:name="P16" style:family="paragraph" style:parent-style-name="Standard">
      <style:paragraph-properties style:writing-mode="lr-tb"/>
      <style:text-properties fo:color="#000000" loext:opacity="100%" style:font-name="sans-serif" fo:font-size="12pt" fo:font-weight="bold" officeooo:rsid="0022162e" fo:background-color="transparent" style:font-size-asian="10.5pt" style:font-weight-asian="bold" style:font-size-complex="12pt" style:font-weight-complex="bold"/>
    </style:style>
    <style:style style:name="P17"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8"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019faa4" officeooo:paragraph-rsid="0019faa4" fo:background-color="transparent"/>
    </style:style>
    <style:style style:name="P19"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officeooo:paragraph-rsid="001a46f5" fo:background-color="transparent"/>
    </style:style>
    <style:style style:name="P20"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1"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2"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 style:family="paragraph" style:parent-style-name="Text_20_body" style:list-style-name="L1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 style:family="paragraph" style:parent-style-name="Text_20_body" style:list-style-name="L1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 style:family="paragraph" style:parent-style-name="Text_20_body" style:list-style-name="L1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 style:family="paragraph" style:parent-style-name="Text_20_body" style:list-style-name="L1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2" style:family="paragraph" style:parent-style-name="Text_20_body" style:list-style-name="L1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3" style:family="paragraph" style:parent-style-name="Text_20_body" style:list-style-name="L1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4"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5"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fo:color="#000000" loext:opacity="100%" style:font-name="sans-serif" officeooo:paragraph-rsid="001cd83f" fo:background-color="transparent"/>
    </style:style>
    <style:style style:name="P36" style:family="paragraph" style:parent-style-name="Text_20_body" style:list-style-name="L1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7" style:family="paragraph" style:parent-style-name="Text_20_body" style:list-style-name="L1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8" style:family="paragraph" style:parent-style-name="Text_20_body" style:list-style-name="L2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9" style:family="paragraph" style:parent-style-name="Text_20_body" style:list-style-name="L2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0" style:family="paragraph" style:parent-style-name="Text_20_body" style:list-style-name="L2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1" style:family="paragraph" style:parent-style-name="Text_20_body" style:list-style-name="L2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2" style:family="paragraph" style:parent-style-name="Text_20_body" style:list-style-name="L2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3" style:family="paragraph" style:parent-style-name="Text_20_body" style:list-style-name="L2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4" style:family="paragraph" style:parent-style-name="Text_20_body" style:list-style-name="L2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5" style:family="paragraph" style:parent-style-name="Text_20_body" style:list-style-name="L2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6" style:family="paragraph" style:parent-style-name="Text_20_body" style:list-style-name="L2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7" style:family="paragraph" style:parent-style-name="Text_20_body" style:list-style-name="L2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8" style:family="paragraph" style:parent-style-name="Text_20_body" style:list-style-name="L3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9" style:family="paragraph" style:parent-style-name="Text_20_body" style:list-style-name="L3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0" style:family="paragraph" style:parent-style-name="Text_20_body" style:list-style-name="L3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1" style:family="paragraph" style:parent-style-name="Text_20_body" style:list-style-name="L3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2" style:family="paragraph" style:parent-style-name="Text_20_body" style:list-style-name="L3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3" style:family="paragraph" style:parent-style-name="Text_20_body" style:list-style-name="L3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4" style:family="paragraph" style:parent-style-name="Text_20_body" style:list-style-name="L3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5" style:family="paragraph" style:parent-style-name="Text_20_body" style:list-style-name="L3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6" style:family="paragraph" style:parent-style-name="Text_20_body" style:list-style-name="L3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7" style:family="paragraph" style:parent-style-name="Text_20_body" style:list-style-name="L3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8" style:family="paragraph" style:parent-style-name="Text_20_body" style:list-style-name="L4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9" style:family="paragraph" style:parent-style-name="Text_20_body" style:list-style-name="L4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0" style:family="paragraph" style:parent-style-name="Text_20_body" style:list-style-name="L4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1" style:family="paragraph" style:parent-style-name="Text_20_body" style:list-style-name="L4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2" style:family="paragraph" style:parent-style-name="Text_20_body" style:list-style-name="L4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3" style:family="paragraph" style:parent-style-name="Text_20_body" style:list-style-name="L4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4" style:family="paragraph" style:parent-style-name="Text_20_body" style:list-style-name="L4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5" style:family="paragraph" style:parent-style-name="Text_20_body" style:list-style-name="L4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6" style:family="paragraph" style:parent-style-name="Text_20_body" style:list-style-name="L4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7" style:family="paragraph" style:parent-style-name="Text_20_body" style:list-style-name="L4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8" style:family="paragraph" style:parent-style-name="Text_20_body" style:list-style-name="L5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9" style:family="paragraph" style:parent-style-name="Text_20_body" style:list-style-name="L5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0" style:family="paragraph" style:parent-style-name="Text_20_body" style:list-style-name="L5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1" style:family="paragraph" style:parent-style-name="Text_20_body" style:list-style-name="L5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2" style:family="paragraph" style:parent-style-name="Text_20_body" style:list-style-name="L5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3" style:family="paragraph" style:parent-style-name="Text_20_body" style:list-style-name="L5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4" style:family="paragraph" style:parent-style-name="Text_20_body" style:list-style-name="L5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5" style:family="paragraph" style:parent-style-name="Text_20_body" style:list-style-name="L5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6" style:family="paragraph" style:parent-style-name="Text_20_body" style:list-style-name="L5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7" style:family="paragraph" style:parent-style-name="Text_20_body" style:list-style-name="L5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8" style:family="paragraph" style:parent-style-name="Text_20_body" style:list-style-name="L6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9" style:family="paragraph" style:parent-style-name="Text_20_body" style:list-style-name="L6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0" style:family="paragraph" style:parent-style-name="Text_20_body" style:list-style-name="L6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1" style:family="paragraph" style:parent-style-name="Text_20_body" style:list-style-name="L6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2" style:family="paragraph" style:parent-style-name="Text_20_body" style:list-style-name="L6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3" style:family="paragraph" style:parent-style-name="Text_20_body" style:list-style-name="L6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4" style:family="paragraph" style:parent-style-name="Text_20_body" style:list-style-name="L6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5" style:family="paragraph" style:parent-style-name="Text_20_body" style:list-style-name="L6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6" style:family="paragraph" style:parent-style-name="Text_20_body" style:list-style-name="L6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7" style:family="paragraph" style:parent-style-name="Text_20_body" style:list-style-name="L6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8" style:family="paragraph" style:parent-style-name="Text_20_body" style:list-style-name="L7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9" style:family="paragraph" style:parent-style-name="Text_20_body" style:list-style-name="L7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0" style:family="paragraph" style:parent-style-name="Text_20_body" style:list-style-name="L7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1" style:family="paragraph" style:parent-style-name="Text_20_body" style:list-style-name="L7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2" style:family="paragraph" style:parent-style-name="Text_20_body" style:list-style-name="L7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3" style:family="paragraph" style:parent-style-name="Text_20_body" style:list-style-name="L7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4" style:family="paragraph" style:parent-style-name="Text_20_body" style:list-style-name="L7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5" style:family="paragraph" style:parent-style-name="Text_20_body" style:list-style-name="L7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6" style:family="paragraph" style:parent-style-name="Text_20_body" style:list-style-name="L7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7" style:family="paragraph" style:parent-style-name="Text_20_body" style:list-style-name="L7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8" style:family="paragraph" style:parent-style-name="Text_20_body" style:list-style-name="L8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9" style:family="paragraph" style:parent-style-name="Text_20_body" style:list-style-name="L8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0" style:family="paragraph" style:parent-style-name="Text_20_body" style:list-style-name="L8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1" style:family="paragraph" style:parent-style-name="Text_20_body" style:list-style-name="L8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2" style:family="paragraph" style:parent-style-name="Text_20_body" style:list-style-name="L8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3" style:family="paragraph" style:parent-style-name="Text_20_body" style:list-style-name="L8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4" style:family="paragraph" style:parent-style-name="Text_20_body" style:list-style-name="L8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5" style:family="paragraph" style:parent-style-name="Text_20_body" style:list-style-name="L8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6" style:family="paragraph" style:parent-style-name="Text_20_body" style:list-style-name="L8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7" style:family="paragraph" style:parent-style-name="Text_20_body" style:list-style-name="L8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8" style:family="paragraph" style:parent-style-name="Text_20_body">
      <style:paragraph-properties fo:margin-top="0in" fo:margin-bottom="0in" style:contextual-spacing="false" style:writing-mode="lr-tb"/>
      <style:text-properties fo:color="#000000" loext:opacity="100%" style:font-name="sans-serif" fo:background-color="transparent"/>
    </style:style>
    <style:style style:name="P109" style:family="paragraph" style:parent-style-name="Text_20_body">
      <style:paragraph-properties style:writing-mode="lr-tb"/>
      <style:text-properties fo:color="#000000" loext:opacity="100%" style:font-name="sans-serif" fo:background-color="transparent"/>
    </style:style>
    <style:style style:name="P110" style:family="paragraph" style:parent-style-name="Text_20_body" style:list-style-name="L9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1" style:family="paragraph" style:parent-style-name="Text_20_body" style:list-style-name="L9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2" style:family="paragraph" style:parent-style-name="Text_20_body" style:list-style-name="L9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3" style:family="paragraph" style:parent-style-name="Text_20_body" style:list-style-name="L9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4" style:family="paragraph" style:parent-style-name="Text_20_body" style:list-style-name="L9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5" style:family="paragraph" style:parent-style-name="Text_20_body" style:list-style-name="L9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6" style:family="paragraph" style:parent-style-name="Text_20_body" style:list-style-name="L9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7" style:family="paragraph" style:parent-style-name="Text_20_body" style:list-style-name="L9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8" style:family="paragraph" style:parent-style-name="Text_20_body" style:list-style-name="L9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9" style:family="paragraph" style:parent-style-name="Text_20_body" style:list-style-name="L9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0" style:family="paragraph" style:parent-style-name="Text_20_body" style:list-style-name="L10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1" style:family="paragraph" style:parent-style-name="Text_20_body" style:list-style-name="L10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2" style:family="paragraph" style:parent-style-name="Text_20_body" style:list-style-name="L10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3" style:family="paragraph" style:parent-style-name="Text_20_body" style:list-style-name="L10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4" style:family="paragraph" style:parent-style-name="Text_20_body" style:list-style-name="L10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5" style:family="paragraph" style:parent-style-name="Text_20_body" style:list-style-name="L10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6" style:family="paragraph" style:parent-style-name="Text_20_body" style:list-style-name="L10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7" style:family="paragraph" style:parent-style-name="Text_20_body" style:list-style-name="L10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8" style:family="paragraph" style:parent-style-name="Text_20_body" style:list-style-name="L10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9" style:family="paragraph" style:parent-style-name="Text_20_body" style:list-style-name="L10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0" style:family="paragraph" style:parent-style-name="Text_20_body" style:list-style-name="L1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1" style:family="paragraph" style:parent-style-name="Text_20_body" style:list-style-name="L11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2" style:family="paragraph" style:parent-style-name="Text_20_body" style:list-style-name="L11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3" style:family="paragraph" style:parent-style-name="Text_20_body" style:list-style-name="L11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4" style:family="paragraph" style:parent-style-name="Text_20_body" style:list-style-name="L11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5" style:family="paragraph" style:parent-style-name="Text_20_body" style:list-style-name="L11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6" style:family="paragraph" style:parent-style-name="Text_20_body" style:list-style-name="L11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7" style:family="paragraph" style:parent-style-name="Text_20_body" style:list-style-name="L11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8" style:family="paragraph" style:parent-style-name="Text_20_body" style:list-style-name="L11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9" style:family="paragraph" style:parent-style-name="Text_20_body" style:list-style-name="L11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0"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officeooo:paragraph-rsid="001cd83f"/>
    </style:style>
    <style:style style:name="T1" style:family="text">
      <style:text-properties fo:color="#000000" loext:opacity="100%" style:font-name="sans-serif" fo:background-color="transparent" loext:char-shading-value="0"/>
    </style:style>
    <style:style style:name="T2" style:family="text">
      <style:text-properties fo:color="#000000" loext:opacity="100%" style:font-name="sans-serif" fo:font-size="12pt" fo:background-color="transparent" loext:char-shading-value="0" style:font-size-asian="10.5pt" style:font-size-complex="12pt"/>
    </style:style>
    <style:style style:name="T3" style:family="text">
      <style:text-properties fo:color="#000000" loext:opacity="100%" style:font-name="sans-serif" fo:font-size="26pt" fo:font-weight="bold" fo:background-color="transparent" loext:char-shading-value="0" style:font-size-asian="26pt" style:font-weight-asian="bold" style:font-size-complex="26pt" style:font-weight-complex="bold"/>
    </style:style>
    <style:style style:name="T4" style:family="text">
      <style:text-properties fo:color="#000000" loext:opacity="100%" style:font-name="monospace" fo:font-size="10pt" fo:background-color="transparent" loext:char-shading-value="0"/>
    </style:style>
    <style:style style:name="T5" style:family="text">
      <style:text-properties officeooo:rsid="0019faa4"/>
    </style:style>
    <style:style style:name="T6" style:family="text">
      <style:text-properties officeooo:rsid="001a46f5"/>
    </style:style>
    <style:style style:name="T7" style:family="text">
      <style:text-properties officeooo:rsid="001b4e0d"/>
    </style:style>
    <style:style style:name="T8" style:family="text">
      <style:text-properties style:font-name="monospace" fo:font-size="10pt"/>
    </style:style>
    <style:style style:name="T9" style:family="text">
      <style:text-properties officeooo:rsid="001cb399"/>
    </style:style>
    <style:style style:name="T10" style:family="text">
      <style:text-properties fo:font-size="26pt" fo:font-weight="bold" officeooo:rsid="001cb399" style:font-size-asian="26pt" style:font-weight-asian="bold" style:font-size-complex="26pt" style:font-weight-complex="bold"/>
    </style:style>
    <style:style style:name="T11" style:family="text">
      <style:text-properties fo:font-size="26pt" fo:font-weight="bold" officeooo:rsid="001b4e0d" style:font-size-asian="26pt" style:font-weight-asian="bold" style:font-size-complex="26pt" style:font-weight-complex="bold"/>
    </style:style>
    <style:style style:name="T12" style:family="text">
      <style:text-properties officeooo:rsid="001cd83f"/>
    </style:style>
    <style:style style:name="T13" style:family="text">
      <style:text-properties officeooo:rsid="001e8f36"/>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bold" officeooo:rsid="0021f07a" style:font-size-asian="28pt" style:font-weight-asian="bold" style:font-size-complex="28pt" style:font-weight-complex="bold"/>
    </style:style>
    <style:style style:name="T16" style:family="text">
      <style:text-properties fo:font-size="28pt" fo:font-weight="bold" officeooo:rsid="0022162e" style:font-size-asian="28pt" style:font-weight-asian="bold" style:font-size-complex="28pt" style:font-weight-complex="bold"/>
    </style:style>
    <style:style style:name="T17" style:family="text">
      <style:text-properties fo:font-size="12pt" fo:font-weight="bold" officeooo:rsid="0022162e" style:font-size-asian="10.5pt" style:font-weight-asian="bold" style:font-size-complex="12pt" style:font-weight-complex="bold"/>
    </style:style>
    <style:style style:name="T18" style:family="text">
      <style:text-properties fo:font-size="12pt" fo:font-weight="bold" officeooo:rsid="00270a39" style:font-size-asian="10.5pt" style:font-weight-asian="bold" style:font-size-complex="12pt" style:font-weight-complex="bold"/>
    </style:style>
    <style:style style:name="T19" style:family="text">
      <style:text-properties fo:color="#d4d4d4" loext:opacity="100%"/>
    </style:style>
    <style:style style:name="T20" style:family="text">
      <style:text-properties fo:color="#d4d4d4" loext:opacity="100%" style:font-name="Menlo" fo:font-size="7.80000019073486pt"/>
    </style:style>
    <style:style style:name="T21" style:family="text">
      <style:text-properties fo:color="#d4d4d4" loext:opacity="100%" style:font-name="Menlo" fo:font-size="7.80000019073486pt" style:font-size-asian="10.5pt" style:font-size-complex="12pt"/>
    </style:style>
    <style:style style:name="T22" style:family="text">
      <style:text-properties fo:color="#9cdcfe" loext:opacity="100%" style:font-name="Menlo" fo:font-size="7.80000019073486pt"/>
    </style:style>
    <style:style style:name="T23" style:family="text">
      <style:text-properties fo:color="#ce9178" loext:opacity="100%" style:font-name="Menlo" fo:font-size="7.80000019073486pt"/>
    </style:style>
    <style:style style:name="T24" style:family="text">
      <style:text-properties fo:color="#569cd6" loext:opacity="100%" style:font-name="Menlo" fo:font-size="7.80000019073486pt"/>
    </style:style>
    <style:style style:name="T25" style:family="text">
      <style:text-properties officeooo:rsid="00270a39"/>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What Are Transition Cards?</text:p>
      <text:p text:style-name="P8">A transition card is a special type of card in your game that:</text:p>
      <text:list xml:id="list1117907660" text:style-name="L89">
        <text:list-item>
          <text:p text:style-name="P107">Takes a turn in the game’s turn cycle, just like a player or another active entity.</text:p>
        </text:list-item>
        <text:list-item>
          <text:p text:style-name="P107">Gets one turn per turn cycle, meaning it activates consistently alongside other turns.</text:p>
        </text:list-item>
        <text:list-item>
          <text:p text:style-name="P107">Features a list of randomly chosen outcomes, which introduce various effects to the game.</text:p>
        </text:list-item>
      </text:list>
      <text:p text:style-name="P9">These cards act like an automated force within the game, influencing the state of play each round with their random effects. They’re not a one-off event but an ongoing part of the gameplay loop, which makes them a unique and exciting addition.</text:p>
      <text:p text:style-name="Horizontal_20_Line"/>
      <text:p text:style-name="P9">How Transition Cards Work</text:p>
      <text:p text:style-name="P7">Here’s how they fit into your game’s structure:</text:p>
      <text:list xml:id="list2096133369" text:style-name="L90">
        <text:list-item>
          <text:p text:style-name="P110">Turn Cycle Integration </text:p>
          <text:list>
            <text:list-item>
              <text:p text:style-name="P110">Transition cards are part of the regular turn sequence. For example, if your game has a cycle like Player 1 → Player 2 → Transition Card → Player 1, the transition card activates once every round.</text:p>
            </text:list-item>
            <text:list-item>
              <text:p text:style-name="P110">This ensures that its effects are a constant presence, shaping the game turn by turn.</text:p>
            </text:list-item>
          </text:list>
        </text:list-item>
        <text:list-item>
          <text:p text:style-name="P110">Random Outcomes </text:p>
          <text:list>
            <text:list-item>
              <text:p text:style-name="P110">Each transition card comes with a predefined set of possible outcomes (e.g., 3-5 options).</text:p>
            </text:list-item>
            <text:list-item>
              <text:p text:style-name="P110">When its turn arrives, one outcome is randomly selected—perhaps by rolling a die, drawing a token, or another randomizer mechanic.</text:p>
            </text:list-item>
            <text:list-item>
              <text:p text:style-name="P110">These outcomes can impact the game in diverse ways, such as:</text:p>
              <text:list>
                <text:list-item>
                  <text:p text:style-name="P110">HP changes: Increasing or decreasing hit points for players, NPCs, or enemies.</text:p>
                </text:list-item>
                <text:list-item>
                  <text:p text:style-name="P110">Drawing cards: Adding cards to players’ hands from decks (e.g., resources, items, or events).</text:p>
                </text:list-item>
                <text:list-item>
                  <text:p text:style-name="P110">Spawning NPCs or enemies: Introducing new characters or threats to the board.</text:p>
                </text:list-item>
                <text:list-item>
                  <text:p text:style-name="P110">Weather conditions: Altering the environment with effects like rain, fog, or storms.</text:p>
                </text:list-item>
                <text:list-item>
                  <text:p text:style-name="P110">Other changes: Modifying game states, like resource availability or movement rules.</text:p>
                </text:list-item>
              </text:list>
            </text:list-item>
          </text:list>
        </text:list-item>
      </text:list>
      <text:p text:style-name="P9">This randomness keeps players on their toes, as they can’t predict exactly what will happen but know something impactful is coming each cycle.</text:p>
      <text:p text:style-name="Horizontal_20_Line"/>
      <text:p text:style-name="P9">Examples of Transition Cards</text:p>
      <text:p text:style-name="P9">To bring this to life, here are a couple of example transition cards with their possible outcomes:</text:p>
      <text:p text:style-name="P7"><text:soft-page-break/>Transition Card: "The Wandering Storm"</text:p>
      <text:list xml:id="list3665611684" text:style-name="L91">
        <text:list-item>
          <text:p text:style-name="P111">Concept: A card representing a roaming weather phenomenon.</text:p>
        </text:list-item>
        <text:list-item>
          <text:p text:style-name="P111">Outcomes:</text:p>
          <text:list>
            <text:list-item>
              <text:p text:style-name="P111">"Gentle Rain: All players heal 2 HP."</text:p>
            </text:list-item>
            <text:list-item>
              <text:p text:style-name="P111">"Thunderstrike: One random player or NPC loses 3 HP."</text:p>
            </text:list-item>
            <text:list-item>
              <text:p text:style-name="P111">"Heavy Fog: Movement range is reduced by 1 this turn."</text:p>
            </text:list-item>
            <text:list-item>
              <text:p text:style-name="P111">"Clearing Skies: Each player draws 1 card."</text:p>
            </text:list-item>
          </text:list>
        </text:list-item>
      </text:list>
      <text:p text:style-name="P7">Transition Card: "Bandit Ambush"</text:p>
      <text:list xml:id="list1219135110" text:style-name="L92">
        <text:list-item>
          <text:p text:style-name="P112">Concept: A card simulating the threat of roving bandits.</text:p>
        </text:list-item>
        <text:list-item>
          <text:p text:style-name="P112">Outcomes:</text:p>
          <text:list>
            <text:list-item>
              <text:p text:style-name="P112">"Scout Sighted: Spawn 1 Bandit enemy on a random edge hex."</text:p>
            </text:list-item>
            <text:list-item>
              <text:p text:style-name="P112">"Raid Supplies: All players lose 1 resource."</text:p>
            </text:list-item>
            <text:list-item>
              <text:p text:style-name="P112">"Failed Attack: No effect this turn."</text:p>
            </text:list-item>
            <text:list-item>
              <text:p text:style-name="P112">"Stolen Goods: One player draws 1 card, another loses 1 card."</text:p>
            </text:list-item>
          </text:list>
        </text:list-item>
      </text:list>
      <text:p text:style-name="P9">These examples show how transition cards can mix positive, negative, and neutral effects, creating a balanced yet unpredictable influence.</text:p>
      <text:p text:style-name="Horizontal_20_Line"/>
      <text:p text:style-name="P9">Why Transition Cards Matter</text:p>
      <text:p text:style-name="P7">Transition cards add a few key elements to your game:</text:p>
      <text:list xml:id="list1701862541" text:style-name="L93">
        <text:list-item>
          <text:p text:style-name="P113">Dynamic Gameplay: Their recurring turns ensure the game world feels alive and ever-changing.</text:p>
        </text:list-item>
        <text:list-item>
          <text:p text:style-name="P113">Strategic Adaptation: Players must plan around the potential outcomes, adding depth to decision-making.</text:p>
        </text:list-item>
        <text:list-item>
          <text:p text:style-name="P113">Variety: The random effects prevent the game from becoming repetitive, as each cycle brings new possibilities.</text:p>
        </text:list-item>
      </text:list>
      <text:p text:style-name="P9">They’re like a built-in wildcard, shaking things up without requiring direct player input, which keeps the pacing lively and engaging.</text:p>
      <text:p text:style-name="Horizontal_20_Line"/>
      <text:p text:style-name="P9">Questions to Consider</text:p>
      <text:p text:style-name="P7">To refine this mechanic further, you might think about:</text:p>
      <text:list xml:id="list4115129194" text:style-name="L94">
        <text:list-item>
          <text:p text:style-name="P114">How many transition cards are active at once? Is there just one, or could multiple stack for bigger chaos?</text:p>
        </text:list-item>
        <text:list-item>
          <text:p text:style-name="P114">How are outcomes balanced? Are they weighted to avoid being too punishing or too generous?</text:p>
        </text:list-item>
        <text:list-item>
          <text:p text:style-name="P114">Can players interact with them? For example, could they play cards or take actions to influence the outcomes?</text:p>
        </text:list-item>
      </text:list>
      <text:p text:style-name="P9">Transition cards, with their turn-based activation and random effects, are a brilliant way to keep your game unpredictable and exciting. What do you think about their role in the broader <text:soft-page-break/>flow of your game? Let me know if you’d like to tweak or expand on this idea!</text:p>
      <text:p text:style-name="P14"><text:span text:style-name="T17"><text:line-break/><text:line-break/></text:span><text:span text:style-name="T18">More<text:line-break/><text:line-break/></text:span><text:span text:style-name="T1">Core Mechanics of Transition Cards</text:span></text:p>
      <text:p text:style-name="P8">1. Multiple Transition Cards Active Simultaneously</text:p>
      <text:list xml:id="list587210289" text:style-name="L95">
        <text:list-item>
          <text:p text:style-name="P115">Your game allows more than one transition card to be active at a time. Each card operates independently within the turn cycle, meaning multiple cards can trigger their effects in sequence during a single cycle.</text:p>
        </text:list-item>
        <text:list-item>
          <text:p text:style-name="P115">This creates a layered experience where players face a mix of small changes and occasional significant events, keeping every turn engaging.</text:p>
        </text:list-item>
      </text:list>
      <text:p text:style-name="P7">2. Outcome Structure</text:p>
      <text:list xml:id="list170020856" text:style-name="L96">
        <text:list-item>
          <text:p text:style-name="P116">Each transition card has several possible outcomes, typically a large number like 20, determined randomly (e.g., via a die roll or card draw).</text:p>
        </text:list-item>
        <text:list-item>
          <text:p text:style-name="P116">Most outcomes (e.g., 19 out of 20) have minor effects on the game, such as:</text:p>
          <text:list>
            <text:list-item>
              <text:p text:style-name="P116">A player gains 1 gold.</text:p>
            </text:list-item>
            <text:list-item>
              <text:p text:style-name="P116">A random hex becomes impassable for one turn.</text:p>
            </text:list-item>
            <text:list-item>
              <text:p text:style-name="P116">All players draw a card.</text:p>
            </text:list-item>
          </text:list>
        </text:list-item>
        <text:list-item>
          <text:p text:style-name="P116">One outcome (e.g., 1 out of 20) is a serious effect, such as spawning a Boss. This rarity ensures that major events are impactful but not overwhelmingly frequent.</text:p>
        </text:list-item>
      </text:list>
      <text:p text:style-name="P7">3. Boss Spawn Example</text:p>
      <text:list xml:id="list809664691" text:style-name="L97">
        <text:list-item>
          <text:p text:style-name="P117">Consider a transition card with 20 outcomes where the serious effect (e.g., rolling a 20 on a d20) spawns a Boss.</text:p>
        </text:list-item>
        <text:list-item>
          <text:p text:style-name="P117">First State: When the Boss spawns, it appears in its initial, less threatening state. This might mean it patrols a specific area or doesn’t attack unless provoked, giving players a chance to hide or prepare if they’re not ready to confront it.</text:p>
        </text:list-item>
        <text:list-item>
          <text:p text:style-name="P117">Second State: If the Boss is attacked, it transitions to its second state, becoming much more aggressive and difficult. This could involve increased attack power, new abilities, or relentless pursuit of players.</text:p>
        </text:list-item>
        <text:list-item>
          <text:p text:style-name="P117">Temporary Presence: The Boss might leave after a few turns if not engaged, only to potentially spawn again later as long as the transition card remains active.</text:p>
        </text:list-item>
      </text:list>
      <text:p text:style-name="P7">4. Player Interaction with Transition Cards</text:p>
      <text:list xml:id="list845373558" text:style-name="L98">
        <text:list-item>
          <text:p text:style-name="P118">Players can influence which transition cards are in the turn cycle:</text:p>
          <text:list>
            <text:list-item>
              <text:p text:style-name="P118">Adding Transition Cards: New cards might enter play by exploring a region (e.g., a "Forest Menace" card when entering a woodland area) or choosing to activate them for potential rewards.</text:p>
            </text:list-item>
            <text:list-item>
              <text:p text:style-name="P118">Removing Transition Cards: Completing a card’s serious effect, like defeating the spawned Boss, could remove it from the cycle. For example, beating the Boss tied to the card with 20 outcomes might retire that card, symbolizing the <text:soft-page-break/>resolution of that threat.</text:p>
            </text:list-item>
          </text:list>
        </text:list-item>
      </text:list>
      <text:p text:style-name="Horizontal_20_Line"/>
      <text:p text:style-name="P9">How This System Works in Practice</text:p>
      <text:p text:style-name="P7">Imagine a game with three active transition cards:</text:p>
      <text:list xml:id="list2802954518" text:style-name="L99">
        <text:list-item>
          <text:p text:style-name="P119">"Wandering Storm":</text:p>
          <text:list>
            <text:list-item>
              <text:p text:style-name="P119">Minor outcomes: Weather shifts (e.g., "Rain: Movement reduced by 1 this turn").</text:p>
            </text:list-item>
            <text:list-item>
              <text:p text:style-name="P119">Serious outcome: Spawns a Storm Elemental Boss.</text:p>
            </text:list-item>
          </text:list>
        </text:list-item>
        <text:list-item>
          <text:p text:style-name="P119">"Goblin Raids":</text:p>
          <text:list>
            <text:list-item>
              <text:p text:style-name="P119">Minor outcomes: Small goblin attacks or theft (e.g., "Lose 1 gold").</text:p>
            </text:list-item>
            <text:list-item>
              <text:p text:style-name="P119">Serious outcome: Spawns the Goblin King Boss.</text:p>
            </text:list-item>
          </text:list>
        </text:list-item>
        <text:list-item>
          <text:p text:style-name="P119">"Mysterious Merchant":</text:p>
          <text:list>
            <text:list-item>
              <text:p text:style-name="P119">Minor outcomes: Trade opportunities (e.g., "Draw a Resource card").</text:p>
            </text:list-item>
            <text:list-item>
              <text:p text:style-name="P119">Serious outcome: Spawns a permanent Merchant Bazaar location.</text:p>
            </text:list-item>
          </text:list>
        </text:list-item>
      </text:list>
      <text:list xml:id="list1226658648" text:style-name="L100">
        <text:list-item>
          <text:p text:style-name="P120">Turn Cycle: After the players’ turns, each transition card takes its turn. A d20 is rolled for each:</text:p>
          <text:list>
            <text:list-item>
              <text:p text:style-name="P120">"Wandering Storm" rolls a 7: Minor rain effect.</text:p>
            </text:list-item>
            <text:list-item>
              <text:p text:style-name="P120">"Goblin Raids" rolls a 20: Goblin King spawns in its first state, skulking in the shadows.</text:p>
            </text:list-item>
            <text:list-item>
              <text:p text:style-name="P120">"Mysterious Merchant" rolls a 12: Players draw a Resource card.</text:p>
            </text:list-item>
          </text:list>
        </text:list-item>
        <text:list-item>
          <text:p text:style-name="P120">Player Choices:</text:p>
          <text:list>
            <text:list-item>
              <text:p text:style-name="P120">The Goblin King appears, but the players hide, and it leaves after a turn. Later, it spawns again. They decide to attack it, triggering its second state. After a tough fight, they defeat it, removing "Goblin Raids" from the cycle.</text:p>
            </text:list-item>
            <text:list-item>
              <text:p text:style-name="P120">They might then explore a new area, adding a "Plague Outbreak" card to replace it.</text:p>
            </text:list-item>
          </text:list>
        </text:list-item>
      </text:list>
      <text:p text:style-name="Horizontal_20_Line"/>
      <text:p text:style-name="P7">Benefits of This Mechanic</text:p>
      <text:list xml:id="list663852323" text:style-name="L101">
        <text:list-item>
          <text:p text:style-name="P121">Unpredictability:</text:p>
          <text:list>
            <text:list-item>
              <text:p text:style-name="P121">With multiple cards and mostly minor outcomes, the game stays lively without constant disruption. The rare serious effect (like a Boss spawn) adds tension and surprise.</text:p>
            </text:list-item>
          </text:list>
        </text:list-item>
        <text:list-item>
          <text:p text:style-name="P121">Strategic Depth:</text:p>
          <text:list>
            <text:list-item>
              <text:p text:style-name="P121">Players must decide whether to:</text:p>
              <text:list>
                <text:list-item>
                  <text:p text:style-name="P121">Avoid a Boss in its first state and risk it returning later.</text:p>
                </text:list-item>
                <text:list-item>
                  <text:p text:style-name="P121">Attack it to trigger its second state and remove the card, balancing immediate danger against long-term safety.</text:p>
                </text:list-item>
                <text:list-item>
                  <text:p text:style-name="P121">Add new transition cards for potential benefits despite the risks.</text:p>
                </text:list-item>
              </text:list>
            </text:list-item>
          </text:list>
        </text:list-item>
        <text:list-item>
          <text:p text:style-name="P121">Player Agency:</text:p>
          <text:list>
            <text:list-item>
              <text:p text:style-name="P121">Adding or removing cards lets players shape the game’s difficulty and pacing. Defeating a Boss to retire a card feels rewarding, while adding a risky card might <text:soft-page-break/>yield valuable rewards.</text:p>
            </text:list-item>
          </text:list>
        </text:list-item>
        <text:list-item>
          <text:p text:style-name="P121">Replayability:</text:p>
          <text:list>
            <text:list-item>
              <text:p text:style-name="P121">Different combinations of transition cards and their unpredictable outcomes ensure each playthrough feels unique.</text:p>
            </text:list-item>
          </text:list>
        </text:list-item>
      </text:list>
      <text:p text:style-name="Horizontal_20_Line"/>
      <text:p text:style-name="P9">Expanding the Concept</text:p>
      <text:p text:style-name="P7">Here’s how you could flesh this out further:</text:p>
      <text:list xml:id="list1356812510" text:style-name="L102">
        <text:list-item>
          <text:p text:style-name="P122">Balancing Outcomes: Ensure minor effects are flavorful but not game-breaking, while the serious effect is rare enough to feel special (e.g., 5% chance for a Boss spawn).</text:p>
        </text:list-item>
        <text:list-item>
          <text:p text:style-name="P122">Boss Behavior: The Boss could despawn after 2-3 turns in its first state if not engaged, maintaining pressure without overwhelming players early.</text:p>
        </text:list-item>
        <text:list-item>
          <text:p text:style-name="P122">Card Themes: Tie cards to the game’s world (e.g., a "Desert Mirage" card with a Sand Wyrm Boss or a "Frozen Wastes" card with an Ice Giant).</text:p>
        </text:list-item>
      </text:list>
      <text:p text:style-name="Horizontal_20_Line"/>
      <text:p text:style-name="P9">Conclusion</text:p>
      <text:p text:style-name="P9">Transition cards with multiple outcomes—mostly minor but with one serious effect like spawning a two-state Boss—create a rich, dynamic gameplay experience. With several cards active at once and players able to add or remove them (e.g., by defeating a Boss), your game gains unpredictability, strategic depth, and player-driven storytelling. Whether hiding from a Boss in its first state or confronting it to clear a threat, players will feel immersed in a living, evolving world.</text:p>
      <text:p text:style-name="P14"><text:span text:style-name="T17"><text:line-break/></text:span><text:span text:style-name="T18">More<text:line-break/><text:line-break/></text:span><text:span text:style-name="T1">1. Tidal Surge</text:span></text:p>
      <text:list xml:id="list3100311656" text:style-name="L103">
        <text:list-item>
          <text:p text:style-name="P123">Minor Outcomes (19/20): </text:p>
          <text:list>
            <text:list-item>
              <text:p text:style-name="P123">"Gentle Waves: All players heal 1 HP." </text:p>
            </text:list-item>
            <text:list-item>
              <text:p text:style-name="P123">"Rising Tide: One random hex becomes waterlogged and impassable this turn." </text:p>
            </text:list-item>
            <text:list-item>
              <text:p text:style-name="P123">"Fish Haul: Each player gains 1 Resource card ('Fish')." </text:p>
            </text:list-item>
            <text:list-item>
              <text:p text:style-name="P123">"Sea Breeze: Movement range increases by 1 this turn."</text:p>
            </text:list-item>
          </text:list>
        </text:list-item>
        <text:list-item>
          <text:p text:style-name="P123">Serious Outcome (1/20): Spawns the Kraken Boss in its first state. </text:p>
        </text:list-item>
        <text:list-item>
          <text:p text:style-name="P123">Why It’s Fun: Brings the unpredictability of the ocean to the game, with a rare chance of a legendary sea monster encounter.</text:p>
        </text:list-item>
      </text:list>
      <text:p text:style-name="Horizontal_20_Line"/>
      <text:p text:style-name="P7">2. Bandit Ambush</text:p>
      <text:list xml:id="list1638007178" text:style-name="L104">
        <text:list-item>
          <text:p text:style-name="P124">Minor Outcomes (19/20): </text:p>
          <text:list>
            <text:list-item>
              <text:p text:style-name="P124">"Lone Thief: One player loses 1 gold." </text:p>
            </text:list-item>
            <text:list-item>
              <text:p text:style-name="P124">"Quick Skirmish: Spawn 1 Bandit enemy on a random road hex." </text:p>
            </text:list-item>
            <text:list-item>
              <text:p text:style-name="P124">"Stolen Goods: One player discards 1 Resource card." </text:p>
            </text:list-item>
            <text:list-item>
              <text:p text:style-name="P124">"No Sign: No effect this turn."</text:p>
            </text:list-item>
          </text:list>
        </text:list-item>
        <text:list-item>
          <text:p text:style-name="P124"><text:soft-page-break/>Serious Outcome (1/20): Spawns the Bandit Lord Boss in its first state. </text:p>
        </text:list-item>
        <text:list-item>
          <text:p text:style-name="P124">Why It’s Fun: Adds a sense of lawlessness and danger, with a rare chance of facing a cunning leader.</text:p>
        </text:list-item>
      </text:list>
      <text:p text:style-name="Horizontal_20_Line"/>
      <text:p text:style-name="P7">3. Ancient Ruins</text:p>
      <text:list xml:id="list2289058452" text:style-name="L105">
        <text:list-item>
          <text:p text:style-name="P125">Minor Outcomes (19/20): </text:p>
          <text:list>
            <text:list-item>
              <text:p text:style-name="P125">"Hidden Cache: One player draws 1 Junk card ('Relic')." </text:p>
            </text:list-item>
            <text:list-item>
              <text:p text:style-name="P125">"Crumbling Stone: One random hex becomes difficult terrain (movement cost +1)." </text:p>
            </text:list-item>
            <text:list-item>
              <text:p text:style-name="P125">"Echoes of the Past: Each player gains 1 Knowledge point."</text:p>
            </text:list-item>
          </text:list>
        </text:list-item>
        <text:list-item>
          <text:p text:style-name="P125">Serious Outcome (1/20): Spawns the Guardian Construct Boss in its first state. </text:p>
        </text:list-item>
        <text:list-item>
          <text:p text:style-name="P125">Why It’s Fun: Encourages exploration with small rewards and a rare protector of lost secrets.</text:p>
        </text:list-item>
      </text:list>
      <text:p text:style-name="Horizontal_20_Line"/>
      <text:p text:style-name="P7">4. Witch’s Curse</text:p>
      <text:list xml:id="list4097501476" text:style-name="L106">
        <text:list-item>
          <text:p text:style-name="P126">Minor Outcomes (19/20): </text:p>
          <text:list>
            <text:list-item>
              <text:p text:style-name="P126">"Hexed Luck: One player discards 1 card." </text:p>
            </text:list-item>
            <text:list-item>
              <text:p text:style-name="P126">"Dark Omen: All players lose 1 HP." </text:p>
            </text:list-item>
            <text:list-item>
              <text:p text:style-name="P126">"Cursed Ground: One random hex deals 1 HP damage to anyone entering it this turn."</text:p>
            </text:list-item>
          </text:list>
        </text:list-item>
        <text:list-item>
          <text:p text:style-name="P126">Serious Outcome (1/20): Spawns the Coven Matriarch Boss in its first state. </text:p>
        </text:list-item>
        <text:list-item>
          <text:p text:style-name="P126">Why It’s Fun: Introduces dark magic with subtle threats and a rare chance of a sinister showdown.</text:p>
        </text:list-item>
      </text:list>
      <text:p text:style-name="Horizontal_20_Line"/>
      <text:p text:style-name="P7">5. Mountain Tremors</text:p>
      <text:list xml:id="list3631247114" text:style-name="L107">
        <text:list-item>
          <text:p text:style-name="P127">Minor Outcomes (19/20): </text:p>
          <text:list>
            <text:list-item>
              <text:p text:style-name="P127">"Rockslide: One random hex becomes impassable this turn." </text:p>
            </text:list-item>
            <text:list-item>
              <text:p text:style-name="P127">"Gem Discovery: Each player gains 1 Junk card ('Gemstone')." </text:p>
            </text:list-item>
            <text:list-item>
              <text:p text:style-name="P127">"Rumble: One player loses 1 HP from falling debris."</text:p>
            </text:list-item>
          </text:list>
        </text:list-item>
        <text:list-item>
          <text:p text:style-name="P127">Serious Outcome (1/20): Spawns the Stone Titan Boss in its first state. </text:p>
        </text:list-item>
        <text:list-item>
          <text:p text:style-name="P127">Why It’s Fun: Reflects the instability of mountainous terrain with a rare colossal threat.</text:p>
        </text:list-item>
      </text:list>
      <text:p text:style-name="Horizontal_20_Line"/>
      <text:p text:style-name="P7">6. Spectral Haunting</text:p>
      <text:list xml:id="list2326639125" text:style-name="L108">
        <text:list-item>
          <text:p text:style-name="P128">Minor Outcomes (19/20): </text:p>
          <text:list>
            <text:list-item>
              <text:p text:style-name="P128">"Ghostly Whisper: One player draws 1 Document card." </text:p>
            </text:list-item>
            <text:list-item>
              <text:p text:style-name="P128">"Chilling Presence: All players lose 1 HP." </text:p>
            </text:list-item>
            <text:list-item>
              <text:p text:style-name="P128">"Fading Spirit: No effect this turn."</text:p>
            </text:list-item>
          </text:list>
        </text:list-item>
        <text:list-item>
          <text:p text:style-name="P128"><text:soft-page-break/>Serious Outcome (1/20): Spawns the Phantom Lord Boss in its first state. </text:p>
        </text:list-item>
        <text:list-item>
          <text:p text:style-name="P128">Why It’s Fun: Adds an eerie supernatural vibe with a chance of a ghostly ruler emerging.</text:p>
        </text:list-item>
      </text:list>
      <text:p text:style-name="Horizontal_20_Line"/>
      <text:p text:style-name="P7">7. Bounty Hunt</text:p>
      <text:list xml:id="list1285777265" text:style-name="L109">
        <text:list-item>
          <text:p text:style-name="P129">Minor Outcomes (19/20): </text:p>
          <text:list>
            <text:list-item>
              <text:p text:style-name="P129">"Wanted Poster: One player gains 1 gold." </text:p>
            </text:list-item>
            <text:list-item>
              <text:p text:style-name="P129">"Hired Blade: Spawn 1 Mercenary enemy on a random hex." </text:p>
            </text:list-item>
            <text:list-item>
              <text:p text:style-name="P129">"False Lead: No effect this turn."</text:p>
            </text:list-item>
          </text:list>
        </text:list-item>
        <text:list-item>
          <text:p text:style-name="P129">Serious Outcome (1/20): Spawns the Legendary Outlaw Boss in its first state. </text:p>
        </text:list-item>
        <text:list-item>
          <text:p text:style-name="P129">Why It’s Fun: Brings a Wild West-inspired chase into the fantasy world, with a rare high-stakes target.</text:p>
        </text:list-item>
      </text:list>
      <text:p text:style-name="Horizontal_20_Line"/>
      <text:p text:style-name="P7">8. Dragon’s Shadow</text:p>
      <text:list xml:id="list3878195048" text:style-name="L110">
        <text:list-item>
          <text:p text:style-name="P130">Minor Outcomes (19/20): </text:p>
          <text:list>
            <text:list-item>
              <text:p text:style-name="P130">"Scorched Earth: One random hex deals 1 HP damage to anyone on it." </text:p>
            </text:list-item>
            <text:list-item>
              <text:p text:style-name="P130">"Dragon Hoard: One player gains 1 Junk card ('Gold')." </text:p>
            </text:list-item>
            <text:list-item>
              <text:p text:style-name="P130">"Flyover: No effect this turn."</text:p>
            </text:list-item>
          </text:list>
        </text:list-item>
        <text:list-item>
          <text:p text:style-name="P130">Serious Outcome (1/20): Spawns the Dragon Sovereign Boss in its first state. </text:p>
        </text:list-item>
        <text:list-item>
          <text:p text:style-name="P130">Why It’s Fun: Teases the presence of a mighty dragon with a rare chance to face it directly.</text:p>
        </text:list-item>
      </text:list>
      <text:p text:style-name="Horizontal_20_Line"/>
      <text:p text:style-name="P7">9. Fey Mischief</text:p>
      <text:list xml:id="list551347837" text:style-name="L111">
        <text:list-item>
          <text:p text:style-name="P131">Minor Outcomes (19/20): </text:p>
          <text:list>
            <text:list-item>
              <text:p text:style-name="P131">"Pixie Prank: One player is moved to a random adjacent hex." </text:p>
            </text:list-item>
            <text:list-item>
              <text:p text:style-name="P131">"Fairy Gift: Each player draws 1 card." </text:p>
            </text:list-item>
            <text:list-item>
              <text:p text:style-name="P131">"Illusion: One random hex appears occupied but isn’t."</text:p>
            </text:list-item>
          </text:list>
        </text:list-item>
        <text:list-item>
          <text:p text:style-name="P131">Serious Outcome (1/20): Spawns the Fey Trickster Boss in its first state. </text:p>
        </text:list-item>
        <text:list-item>
          <text:p text:style-name="P131">Why It’s Fun: Captures the whimsical chaos of the fey with a rare mischievous leader.</text:p>
        </text:list-item>
      </text:list>
      <text:p text:style-name="Horizontal_20_Line"/>
      <text:p text:style-name="P7">10. Blood Moon</text:p>
      <text:list xml:id="list2378103318" text:style-name="L112">
        <text:list-item>
          <text:p text:style-name="P132">Minor Outcomes (19/20): </text:p>
          <text:list>
            <text:list-item>
              <text:p text:style-name="P132">"Lunar Rage: All players gain +1 attack this turn." </text:p>
            </text:list-item>
            <text:list-item>
              <text:p text:style-name="P132">"Red Haze: One player loses 1 HP." </text:p>
            </text:list-item>
            <text:list-item>
              <text:p text:style-name="P132">"Night Hunt: Spawn 1 Beast enemy on a random hex."</text:p>
            </text:list-item>
          </text:list>
        </text:list-item>
        <text:list-item>
          <text:p text:style-name="P132">Serious Outcome (1/20): Spawns the Werewolf Alpha Boss in its first state. </text:p>
        </text:list-item>
        <text:list-item>
          <text:p text:style-name="P132">Why It’s Fun: Ties into lunar mythology with a rare transformation into a feral <text:soft-page-break/>encounter.</text:p>
        </text:list-item>
      </text:list>
      <text:p text:style-name="Horizontal_20_Line"/>
      <text:p text:style-name="P9">These transition cards add variety and excitement to your game, keeping each turn unpredictable. The minor outcomes subtly shift the game state, while the rare serious outcomes introduce thrilling challenges like boss fights. Let me know if you’d like more ideas or tweaks to these!</text:p>
      <text:p text:style-name="P14"><text:span text:style-name="T17"><text:line-break/></text:span><text:span text:style-name="T1">Transition Card Examples with Positive Outcomes</text:span></text:p>
      <text:p text:style-name="P8">1. Whispering Glade</text:p>
      <text:list xml:id="list1073150230" text:style-name="L113">
        <text:list-item>
          <text:p text:style-name="P133">Minor Outcomes (Common Results):</text:p>
          <text:list>
            <text:list-item>
              <text:p text:style-name="P133">Gentle Breeze: Gain 1 energy or stamina point from the refreshing air.</text:p>
            </text:list-item>
            <text:list-item>
              <text:p text:style-name="P133">Wild Herbs: Collect 1 common healing herb or resource.</text:p>
            </text:list-item>
            <text:list-item>
              <text:p text:style-name="P133">Nature’s Song: Receive a +1 morale boost for one turn.</text:p>
            </text:list-item>
          </text:list>
        </text:list-item>
        <text:list-item>
          <text:p text:style-name="P133">Major Outcome (Rare Result):</text:p>
          <text:list>
            <text:list-item>
              <text:p text:style-name="P133">Sacred Grove Appears: A significant new location spawns on the map—a lush grove filled with rare resources, hidden lore, and potential allies.</text:p>
            </text:list-item>
          </text:list>
        </text:list-item>
        <text:list-item>
          <text:p text:style-name="P133">Why It Fits: This card enhances exploration by adding a vibrant, resource-rich area that feels like a natural part of a fantasy world.</text:p>
        </text:list-item>
      </text:list>
      <text:p text:style-name="Horizontal_20_Line"/>
      <text:p text:style-name="P7">2. Cloaked Stranger</text:p>
      <text:list xml:id="list1900621340" text:style-name="L114">
        <text:list-item>
          <text:p text:style-name="P134">Minor Outcomes (Common Results):</text:p>
          <text:list>
            <text:list-item>
              <text:p text:style-name="P134">Quick Tip: Gain 1 knowledge point from a passing comment.</text:p>
            </text:list-item>
            <text:list-item>
              <text:p text:style-name="P134">Small Gift: Receive 1 gold coin or a minor item from the stranger.</text:p>
            </text:list-item>
            <text:list-item>
              <text:p text:style-name="P134">Brief Guidance: Get a hint about a nearby location or event.</text:p>
            </text:list-item>
          </text:list>
        </text:list-item>
        <text:list-item>
          <text:p text:style-name="P134">Major Outcome (Rare Result):</text:p>
          <text:list>
            <text:list-item>
              <text:p text:style-name="P134">Legendary Mentor Revealed: The stranger removes their cloak, revealing themselves as an important NPC—a skilled warrior, mage, or rogue—who offers training or alliance.</text:p>
            </text:list-item>
          </text:list>
        </text:list-item>
        <text:list-item>
          <text:p text:style-name="P134">Why It Fits: Introduces a memorable character who can shape the players’ journey, adding depth to the game’s narrative.</text:p>
        </text:list-item>
      </text:list>
      <text:p text:style-name="Horizontal_20_Line"/>
      <text:p text:style-name="P7">3. Echoes of Destiny</text:p>
      <text:list xml:id="list1749513095" text:style-name="L115">
        <text:list-item>
          <text:p text:style-name="P135">Minor Outcomes (Common Results):</text:p>
          <text:list>
            <text:list-item>
              <text:p text:style-name="P135">Faint Whispers: Gain 1 renown point as tales of your deeds spread.</text:p>
            </text:list-item>
            <text:list-item>
              <text:p text:style-name="P135">Old Scrap: Find a piece of parchment with cryptic markings.</text:p>
            </text:list-item>
            <text:list-item>
              <text:p text:style-name="P135">Inspired Resolve: Gain +1 to a random skill for one turn.</text:p>
            </text:list-item>
          </text:list>
        </text:list-item>
        <text:list-item>
          <text:p text:style-name="P135">Major Outcome (Rare Result):</text:p>
          <text:list>
            <text:list-item>
              <text:p text:style-name="P135">Epic Quest Begins: A new quest is introduced by a mysterious voice or vision, tasking players with a grand objective (e.g., recovering a lost relic) and <text:soft-page-break/>promising rich rewards.</text:p>
            </text:list-item>
          </text:list>
        </text:list-item>
        <text:list-item>
          <text:p text:style-name="P135">Why It Fits: Sparks a thrilling adventure, giving players a clear goal and a sense of purpose in the game world.</text:p>
        </text:list-item>
      </text:list>
      <text:p text:style-name="Horizontal_20_Line"/>
      <text:p text:style-name="P7">4. Rusted Tablet</text:p>
      <text:list xml:id="list1269912465" text:style-name="L116">
        <text:list-item>
          <text:p text:style-name="P136">Minor Outcomes (Common Results):</text:p>
          <text:list>
            <text:list-item>
              <text:p text:style-name="P136">Scrap Metal: Gain 1 common crafting material from the tablet’s edges.</text:p>
            </text:list-item>
            <text:list-item>
              <text:p text:style-name="P136">Faint Engravings: Earn 1 crafting experience point from studying it.</text:p>
            </text:list-item>
            <text:list-item>
              <text:p text:style-name="P136">Simple Design: Learn a basic crafting recipe for a tool or trinket.</text:p>
            </text:list-item>
          </text:list>
        </text:list-item>
        <text:list-item>
          <text:p text:style-name="P136">Major Outcome (Rare Result):</text:p>
          <text:list>
            <text:list-item>
              <text:p text:style-name="P136">Master Blueprint Uncovered: The tablet reveals a special blueprint for a powerful weapon (e.g., a flaming sword) or tool (e.g., a multi-use gadget), unlockable with effort.</text:p>
            </text:list-item>
          </text:list>
        </text:list-item>
        <text:list-item>
          <text:p text:style-name="P136">Why It Fits: Rewards players with a unique crafting opportunity, enhancing their arsenal or utility in exciting ways.</text:p>
        </text:list-item>
      </text:list>
      <text:p text:style-name="Horizontal_20_Line"/>
      <text:p text:style-name="P7">5. Crumbling Archway</text:p>
      <text:list xml:id="list3152949258" text:style-name="L117">
        <text:list-item>
          <text:p text:style-name="P137">Minor Outcomes (Common Results):</text:p>
          <text:list>
            <text:list-item>
              <text:p text:style-name="P137">Loose Stones: Collect 1 common resource like stone or dust.</text:p>
            </text:list-item>
            <text:list-item>
              <text:p text:style-name="P137">Explorer’s Instinct: Gain +1 to exploration or perception for one turn.</text:p>
            </text:list-item>
            <text:list-item>
              <text:p text:style-name="P137">Hidden Nook: Find a small stash of 2 gold or supplies.</text:p>
            </text:list-item>
          </text:list>
        </text:list-item>
        <text:list-item>
          <text:p text:style-name="P137">Major Outcome (Rare Result):</text:p>
          <text:list>
            <text:list-item>
              <text:p text:style-name="P137">Gateway Unveiled: The archway opens fully, revealing a doorway to a new level—perhaps a forgotten crypt, towering spire, or underground city.</text:p>
            </text:list-item>
          </text:list>
        </text:list-item>
        <text:list-item>
          <text:p text:style-name="P137">Why It Fits: Encourages deeper exploration by unlocking a new area, making every discovery feel monumental.</text:p>
        </text:list-item>
      </text:list>
      <text:p text:style-name="Horizontal_20_Line"/>
      <text:p text:style-name="P7">How These Cards Work</text:p>
      <text:list xml:id="list2884817722" text:style-name="L118">
        <text:list-item>
          <text:p text:style-name="P138">Minor Outcomes: These are frequent, small benefits (e.g., resources, temporary buffs) that feel helpful without overpowering the game. They keep players interested in drawing transition cards.</text:p>
        </text:list-item>
        <text:list-item>
          <text:p text:style-name="P138">Major Outcomes: These rare, significant results—like a new location, NPC, quest, blueprint, or level access—are designed to be game-changers. They happen infrequently (say, a 1-in-20 chance) to make them special and exciting.</text:p>
        </text:list-item>
        <text:list-item>
          <text:p text:style-name="P138">Fantasy RPG Fit: Each card ties into the themes of adventure and discovery, with names and effects that evoke a rich, immersive world.</text:p>
        </text:list-item>
      </text:list>
      <text:p text:style-name="Horizontal_20_Line"/>
      <text:p text:style-name="P7">Why These Are Positive and Exciting</text:p>
      <text:list xml:id="list970221950" text:style-name="L119">
        <text:list-item>
          <text:p text:style-name="P139"><text:soft-page-break/>Spawning a Significant Location (Whispering Glade): Adds a new hub for exploration and resources, expanding the map in a rewarding way.</text:p>
        </text:list-item>
        <text:list-item>
          <text:p text:style-name="P139">Introducing an Important NPC (Cloaked Stranger): Brings a key character into play, offering guidance or power to the players’ story.</text:p>
        </text:list-item>
        <text:list-item>
          <text:p text:style-name="P139">Starting a New Quest (Echoes of Destiny): Launches players on a fresh adventure, with goals and rewards to chase.</text:p>
        </text:list-item>
        <text:list-item>
          <text:p text:style-name="P139">Finding a Special Blueprint (Rusted Tablet): Grants access to a unique item, empowering players creatively and strategically.</text:p>
        </text:list-item>
        <text:list-item>
          <text:p text:style-name="P139">Opening a Doorway to a New Level (Crumbling Archway): Unlocks new territory, fueling the thrill of the unknown.</text:p>
        </text:list-item>
      </text:list>
      <text:p text:style-name="P9">These transition cards are all about positive outcomes—small wins most of the time, with the occasional big payoff that makes players feel like heroes in a living, breathing world. If you’d like more examples or tweaks to these, just let me know!</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Andale Mono', 'Ubuntu Mono',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1965in" style:contextual-spacing="false" fo:line-height="115%"/>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30T20:19:24.234000000</dc:date>
    <meta:editing-duration>PT22M18S</meta:editing-duration>
    <meta:editing-cycles>4</meta:editing-cycles>
    <meta:generator>LibreOffice/7.3.4.2$Windows_X86_64 LibreOffice_project/728fec16bd5f605073805c3c9e7c4212a0120dc5</meta:generator>
    <meta:document-statistic meta:table-count="0" meta:image-count="0" meta:object-count="0" meta:page-count="10" meta:paragraph-count="232" meta:word-count="2993" meta:character-count="17500" meta:non-whitespace-character-count="14882"/>
  </office:meta>
</office:document-meta>
</file>